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b22b" officeooo:paragraph-rsid="001296b4"/>
    </style:style>
    <style:style style:name="P2" style:family="paragraph" style:parent-style-name="Standard">
      <style:text-properties officeooo:rsid="00023372" officeooo:paragraph-rsid="001296b4"/>
    </style:style>
    <style:style style:name="P3" style:family="paragraph" style:parent-style-name="Standard">
      <style:text-properties officeooo:paragraph-rsid="001296b4"/>
    </style:style>
    <style:style style:name="P4" style:family="paragraph" style:parent-style-name="Standard">
      <style:paragraph-properties fo:break-before="page"/>
      <style:text-properties officeooo:rsid="001296b4" officeooo:paragraph-rsid="001296b4"/>
    </style:style>
    <style:style style:name="P5" style:family="paragraph" style:parent-style-name="Standard">
      <style:text-properties officeooo:rsid="001296b4" officeooo:paragraph-rsid="001296b4"/>
    </style:style>
    <style:style style:name="T1" style:family="text">
      <style:text-properties officeooo:rsid="001e5324"/>
    </style:style>
    <style:style style:name="T2" style:family="text">
      <style:text-properties officeooo:rsid="001c4871"/>
    </style:style>
    <style:style style:name="T3" style:family="text">
      <style:text-properties officeooo:rsid="001f23c4"/>
    </style:style>
    <style:style style:name="T4" style:family="text">
      <style:text-properties officeooo:rsid="00023372"/>
    </style:style>
    <style:style style:name="T5" style:family="text">
      <style:text-properties officeooo:rsid="001296b4"/>
    </style:style>
    <style:style style:name="T6" style:family="text">
      <style:text-properties officeooo:rsid="0013ac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periment No<text:tab/>: <text:span text:style-name="T6">8</text:span></text:p>
      <text:p text:style-name="P2">Aim<text:tab/><text:tab/><text:tab/>: To implement a program for convert an NFA with epsilon to NFA without <text:tab/><text:tab/><text:tab/> <text:s/>epsilon</text:p>
      <text:p text:style-name="P3">Date<text:tab/><text:tab/><text:tab/>: <text:span text:style-name="T2">17</text:span><text:span text:style-name="T4">/</text:span><text:span text:style-name="T3">11/</text:span><text:span text:style-name="T4">2022</text:span></text:p>
      <text:p text:style-name="P3">Name<text:tab/><text:tab/><text:tab/>: <text:span text:style-name="T4">Aravind Jose</text:span></text:p>
      <text:p text:style-name="P2">Roll No<text:tab/><text:tab/>: 10</text:p>
      <text:p text:style-name="P2"/>
      <text:p text:style-name="P1">Program</text:p>
      <text:p text:style-name="P1">------------</text:p>
      <text:p text:style-name="P1">#include&lt;stdio.h&gt;</text:p>
      <text:p text:style-name="P1">#include&lt;stdlib.h&gt;</text:p>
      <text:p text:style-name="P1">#include&lt;string.h&gt;</text:p>
      <text:p text:style-name="P1">#include&lt;ctype.h&gt;</text:p>
      <text:p text:style-name="P1">#include&lt;stdbool.h&gt;</text:p>
      <text:p text:style-name="P1"/>
      <text:p text:style-name="P1">char states[100],terms[100],stack[50];</text:p>
      <text:p text:style-name="P1">int isfinal[100];</text:p>
      <text:p text:style-name="P1">int ind=0,stacklen=0;</text:p>
      <text:p text:style-name="P1">char grams[20];</text:p>
      <text:p text:style-name="P1">char rhs[20][50];</text:p>
      <text:p text:style-name="P1">int count=0;</text:p>
      <text:p text:style-name="P1">int sn=0,tn=0;</text:p>
      <text:p text:style-name="P1"/>
      <text:p text:style-name="P1"/>
      <text:p text:style-name="P1">char table[50][50][10];</text:p>
      <text:p text:style-name="P1">char hasEps[100];</text:p>
      <text:p text:style-name="P1">int eind=0;</text:p>
      <text:p text:style-name="P1"/>
      <text:p text:style-name="P1">char eclsr[50];</text:p>
      <text:p text:style-name="P1">int clsind=0;</text:p>
      <text:p text:style-name="P1"/>
      <text:p text:style-name="P1"/>
      <text:p text:style-name="P1">int eClosure(char c){</text:p>
      <text:p text:style-name="P1">for(int i=0;i&lt;sn;i++)</text:p>
      <text:p text:style-name="P1">{</text:p>
      <text:p text:style-name="P1"><text:tab/>if(states[i]==c)</text:p>
      <text:p text:style-name="P1"><text:tab/>{</text:p>
      <text:p text:style-name="P1"><text:tab/><text:tab/>if(strcmp(table[i][tn],"-")!=0)</text:p>
      <text:p text:style-name="P1"><text:tab/><text:tab/>{</text:p>
      <text:p text:style-name="P1"><text:tab/><text:tab/><text:tab/>strcat(eclsr,table[i][tn]);</text:p>
      <text:p text:style-name="P1"><text:tab/><text:tab/><text:tab/>clsind+=strlen(table[i][tn]);</text:p>
      <text:p text:style-name="P1"><text:tab/><text:tab/><text:tab/>for(int j=0;j&lt;strlen(table[i][tn]);j++)</text:p>
      <text:p text:style-name="P1"><text:tab/><text:tab/><text:tab/>{</text:p>
      <text:p text:style-name="P1"><text:tab/><text:tab/><text:tab/><text:tab/>eClosure(table[i][tn][j]);</text:p>
      <text:p text:style-name="P1"><text:tab/><text:tab/><text:tab/>}</text:p>
      <text:p text:style-name="P1"><text:tab/><text:tab/>}</text:p>
      <text:p text:style-name="P1"><text:tab/><text:tab/>break;</text:p>
      <text:p text:style-name="P1"><text:tab/>}</text:p>
      <text:p text:style-name="P1">}</text:p>
      <text:p text:style-name="P1">return 0;</text:p>
      <text:p text:style-name="P1">}</text:p>
      <text:p text:style-name="P1"/>
      <text:p text:style-name="P1"><text:soft-page-break/></text:p>
      <text:p text:style-name="P1">int main()</text:p>
      <text:p text:style-name="P1">{</text:p>
      <text:p text:style-name="P1"/>
      <text:p text:style-name="P1">printf("\nEnter the number of States....\n");</text:p>
      <text:p text:style-name="P1">scanf("%d",&amp;sn);</text:p>
      <text:p text:style-name="P1">printf("\nEnter the number of Terminals....\n");</text:p>
      <text:p text:style-name="P1">scanf("%d",&amp;tn);</text:p>
      <text:p text:style-name="P1">getchar();</text:p>
      <text:p text:style-name="P1"/>
      <text:p text:style-name="P1">printf("\nEnter the %d States:\n",sn);</text:p>
      <text:p text:style-name="P1">for(int i=0;i&lt;sn;i++)</text:p>
      <text:p text:style-name="P1">{</text:p>
      <text:p text:style-name="P1"><text:tab/>states[i]=getchar();</text:p>
      <text:p text:style-name="P1"><text:tab/>getchar();</text:p>
      <text:p text:style-name="P1"><text:tab/></text:p>
      <text:p text:style-name="P1">}</text:p>
      <text:p text:style-name="P1">printf("\nEnter the %d Terminals:\n",tn);</text:p>
      <text:p text:style-name="P1">for(int i=0;i&lt;tn;i++)</text:p>
      <text:p text:style-name="P1">{</text:p>
      <text:p text:style-name="P1"><text:tab/>terms[i]=getchar();</text:p>
      <text:p text:style-name="P1"><text:tab/>getchar();</text:p>
      <text:p text:style-name="P1">}</text:p>
      <text:p text:style-name="P1">printf("\nEnter the Table...\n\n");</text:p>
      <text:p text:style-name="P1"/>
      <text:p text:style-name="P1">for(int i=0;i&lt;tn;i++)</text:p>
      <text:p text:style-name="P1">{</text:p>
      <text:p text:style-name="P1"><text:tab/>printf("\t%c",terms[i]);</text:p>
      <text:p text:style-name="P1">}</text:p>
      <text:p text:style-name="P1">printf("\tepsln\tFinal (y/n)\n");</text:p>
      <text:p text:style-name="P1"/>
      <text:p text:style-name="P1">for(int i=0;i&lt;sn;i++)</text:p>
      <text:p text:style-name="P1">{</text:p>
      <text:p text:style-name="P1"><text:tab/>printf("%c\t",states[i]);</text:p>
      <text:p text:style-name="P1"><text:tab/>for(int j=0;j&lt;tn+2;j++)</text:p>
      <text:p text:style-name="P1"><text:tab/>{</text:p>
      <text:p text:style-name="P1"><text:tab/><text:tab/>scanf("%s",table[i][j]);</text:p>
      <text:p text:style-name="P1"><text:tab/><text:tab/>if(j==tn&amp;&amp;strcmp(table[i][j],"-")!=0)</text:p>
      <text:p text:style-name="P1"><text:tab/><text:tab/>{</text:p>
      <text:p text:style-name="P1"><text:tab/><text:tab/><text:tab/>hasEps[eind]=states[i];</text:p>
      <text:p text:style-name="P1"><text:tab/><text:tab/><text:tab/>eind++;</text:p>
      <text:p text:style-name="P1"><text:tab/><text:tab/>}</text:p>
      <text:p text:style-name="P1"><text:tab/><text:tab/>if(j==tn+1)</text:p>
      <text:p text:style-name="P1"><text:tab/><text:tab/>{</text:p>
      <text:p text:style-name="P1"><text:tab/><text:tab/><text:tab/>if(strcmp(table[i][j],"y")==0)</text:p>
      <text:p text:style-name="P1"><text:tab/><text:tab/><text:tab/>{</text:p>
      <text:p text:style-name="P1"><text:tab/><text:tab/><text:tab/>isfinal[i]=1;</text:p>
      <text:p text:style-name="P1"><text:tab/><text:tab/><text:tab/>}</text:p>
      <text:p text:style-name="P1"><text:tab/><text:tab/><text:tab/>else</text:p>
      <text:p text:style-name="P1"><text:tab/><text:tab/><text:tab/>isfinal[i]=0;</text:p>
      <text:p text:style-name="P1"><text:tab/><text:tab/>}</text:p>
      <text:p text:style-name="P1"><text:tab/>}</text:p>
      <text:p text:style-name="P1"><text:soft-page-break/>}</text:p>
      <text:p text:style-name="P1"/>
      <text:p text:style-name="P1"/>
      <text:p text:style-name="P1">for(int i=0;i&lt;eind;i++)</text:p>
      <text:p text:style-name="P1">{</text:p>
      <text:p text:style-name="P1">eclsr[0]='\0';</text:p>
      <text:p text:style-name="P1">clsind=0;</text:p>
      <text:p text:style-name="P1">eClosure(hasEps[i]);</text:p>
      <text:p text:style-name="P1"/>
      <text:p text:style-name="P1">for(int j=0;j&lt;sn;j++)</text:p>
      <text:p text:style-name="P1">{</text:p>
      <text:p text:style-name="P1">//printf("For %c\n",states[j]);</text:p>
      <text:p text:style-name="P1"/>
      <text:p text:style-name="P1"><text:tab/>for(int k=0;k&lt;tn;k++)</text:p>
      <text:p text:style-name="P1"><text:tab/>{</text:p>
      <text:p text:style-name="P1"><text:tab/><text:tab/>for(int l=0;l&lt;strlen(table[j][k]);l++)</text:p>
      <text:p text:style-name="P1"><text:tab/><text:tab/>{</text:p>
      <text:p text:style-name="P1"><text:tab/><text:tab/><text:tab/>if(table[j][k][l]==hasEps[i])</text:p>
      <text:p text:style-name="P1"><text:tab/><text:tab/><text:tab/>{</text:p>
      <text:p text:style-name="P1"><text:tab/><text:tab/><text:tab/><text:tab/>for(int p=0;p&lt;clsind;p++)</text:p>
      <text:p text:style-name="P1"><text:tab/><text:tab/><text:tab/><text:tab/>{</text:p>
      <text:p text:style-name="P1"><text:tab/><text:tab/><text:tab/><text:tab/><text:tab/>int flag=1;</text:p>
      <text:p text:style-name="P1"><text:tab/><text:tab/><text:tab/><text:tab/><text:tab/>for(int o=0;o&lt;strlen(table[j][k]);o++)</text:p>
      <text:p text:style-name="P1"><text:tab/><text:tab/><text:tab/><text:tab/><text:tab/>{</text:p>
      <text:p text:style-name="P1"><text:tab/><text:tab/><text:tab/><text:tab/><text:tab/><text:tab/>if(table[j][k][o]==eclsr[p])</text:p>
      <text:p text:style-name="P1"><text:tab/><text:tab/><text:tab/><text:tab/><text:tab/><text:tab/>{</text:p>
      <text:p text:style-name="P1"><text:tab/><text:tab/><text:tab/><text:tab/><text:tab/><text:tab/><text:tab/>flag=0;</text:p>
      <text:p text:style-name="P1"><text:tab/><text:tab/><text:tab/><text:tab/><text:tab/><text:tab/><text:tab/>break;</text:p>
      <text:p text:style-name="P1"><text:tab/><text:tab/><text:tab/><text:tab/><text:tab/><text:tab/>}</text:p>
      <text:p text:style-name="P1"><text:tab/><text:tab/><text:tab/><text:tab/><text:tab/>}</text:p>
      <text:p text:style-name="P1"><text:tab/><text:tab/><text:tab/><text:tab/><text:tab/>if(flag)</text:p>
      <text:p text:style-name="P1"><text:tab/><text:tab/><text:tab/><text:tab/><text:tab/>{</text:p>
      <text:p text:style-name="P1"><text:tab/><text:tab/><text:tab/><text:tab/><text:tab/><text:tab/>table[j][k][strlen(table[j][k])]=eclsr[p];</text:p>
      <text:p text:style-name="P1"><text:tab/><text:tab/><text:tab/><text:tab/><text:tab/>}</text:p>
      <text:p text:style-name="P1"><text:tab/><text:tab/><text:tab/><text:tab/>}</text:p>
      <text:p text:style-name="P1"><text:tab/><text:tab/><text:tab/><text:tab/>break;</text:p>
      <text:p text:style-name="P1"><text:tab/><text:tab/><text:tab/>}</text:p>
      <text:p text:style-name="P1"><text:tab/><text:tab/>}</text:p>
      <text:p text:style-name="P1"><text:tab/>}</text:p>
      <text:p text:style-name="P1">}</text:p>
      <text:p text:style-name="P1"/>
      <text:p text:style-name="P1">int thisind=0,fin=0;</text:p>
      <text:p text:style-name="P1">for(int k=0;k&lt;sn;k++)</text:p>
      <text:p text:style-name="P1">{</text:p>
      <text:p text:style-name="P1"><text:tab/>for(int l=0;l&lt;clsind;l++)</text:p>
      <text:p text:style-name="P1"><text:tab/>{</text:p>
      <text:p text:style-name="P1"><text:tab/><text:tab/>for(int p=0;p&lt;sn;p++)</text:p>
      <text:p text:style-name="P1"><text:tab/><text:tab/>{</text:p>
      <text:p text:style-name="P1"><text:tab/><text:tab/><text:tab/>if(states[p]==eclsr[l]&amp;&amp;isfinal[p]==1)</text:p>
      <text:p text:style-name="P1"><text:tab/><text:tab/><text:tab/>{</text:p>
      <text:p text:style-name="P1"><text:tab/><text:tab/><text:tab/><text:tab/>fin=1;</text:p>
      <text:p text:style-name="P1"><text:tab/><text:tab/><text:tab/><text:tab/>break;</text:p>
      <text:p text:style-name="P1"><text:soft-page-break/><text:tab/><text:tab/><text:tab/>}</text:p>
      <text:p text:style-name="P1"><text:tab/><text:tab/>}</text:p>
      <text:p text:style-name="P1"><text:tab/><text:tab/>if(fin==1)</text:p>
      <text:p text:style-name="P1"><text:tab/><text:tab/>break;</text:p>
      <text:p text:style-name="P1"><text:tab/>}</text:p>
      <text:p text:style-name="P1"><text:tab/>if(states[k]==hasEps[i])</text:p>
      <text:p text:style-name="P1"><text:tab/>thisind=k;</text:p>
      <text:p text:style-name="P1">}</text:p>
      <text:p text:style-name="P1"/>
      <text:p text:style-name="P1">for(int j=0;j&lt;clsind;j++)</text:p>
      <text:p text:style-name="P1">{</text:p>
      <text:p text:style-name="P1"><text:tab/>for(int k=0;k&lt;sn;k++)</text:p>
      <text:p text:style-name="P1"><text:tab/>{</text:p>
      <text:p text:style-name="P1"><text:tab/><text:tab/>if(eclsr[j]==states[k])</text:p>
      <text:p text:style-name="P1"><text:tab/><text:tab/>{</text:p>
      <text:p text:style-name="P1"><text:tab/><text:tab/><text:tab/>for(int l=0;l&lt;tn;l++)</text:p>
      <text:p text:style-name="P1"><text:tab/><text:tab/><text:tab/>{</text:p>
      <text:p text:style-name="P1"><text:tab/><text:tab/><text:tab/><text:tab/>for(int o=0;o&lt;strlen(table[k][l]);o++)</text:p>
      <text:p text:style-name="P1"><text:tab/><text:tab/><text:tab/><text:tab/>{</text:p>
      <text:p text:style-name="P1"><text:tab/><text:tab/><text:tab/><text:tab/><text:tab/>int ffll=0;</text:p>
      <text:p text:style-name="P1"><text:tab/><text:tab/><text:tab/><text:tab/><text:tab/>for(int p=0;p&lt;strlen(table[thisind][l]);p++)</text:p>
      <text:p text:style-name="P1"><text:tab/><text:tab/><text:tab/><text:tab/><text:tab/>{</text:p>
      <text:p text:style-name="P1"><text:tab/><text:tab/><text:tab/><text:tab/><text:tab/><text:tab/>if(table[thisind][l][o]==table[k][l][p])</text:p>
      <text:p text:style-name="P1"><text:tab/><text:tab/><text:tab/><text:tab/><text:tab/><text:tab/>{</text:p>
      <text:p text:style-name="P1"><text:tab/><text:tab/><text:tab/><text:tab/><text:tab/><text:tab/>ffll=1;</text:p>
      <text:p text:style-name="P1"><text:tab/><text:tab/><text:tab/><text:tab/><text:tab/><text:tab/>break;</text:p>
      <text:p text:style-name="P1"><text:tab/><text:tab/><text:tab/><text:tab/><text:tab/><text:tab/>}</text:p>
      <text:p text:style-name="P1"><text:tab/><text:tab/><text:tab/><text:tab/><text:tab/>}</text:p>
      <text:p text:style-name="P1"><text:tab/><text:tab/><text:tab/><text:tab/><text:tab/>if(ffll==0)</text:p>
      <text:p text:style-name="P1"><text:tab/><text:tab/><text:tab/><text:tab/><text:tab/>{</text:p>
      <text:p text:style-name="P1"><text:tab/><text:tab/><text:tab/><text:tab/><text:tab/><text:tab/>if(table[thisind][l][0]=='-')</text:p>
      <text:p text:style-name="P1"><text:tab/><text:tab/><text:tab/><text:tab/><text:tab/><text:tab/>table[thisind][l][0]=table[k][l][o];</text:p>
      <text:p text:style-name="P1"><text:tab/><text:tab/><text:tab/><text:tab/><text:tab/><text:tab/>else</text:p>
      <text:p text:style-name="P1"><text:tab/><text:tab/><text:tab/><text:tab/><text:tab/><text:tab/>table[thisind][l][strlen(table[thisind][l])]=table[k][l][o];</text:p>
      <text:p text:style-name="P1"><text:tab/><text:tab/><text:tab/><text:tab/><text:tab/>}</text:p>
      <text:p text:style-name="P1"><text:tab/><text:tab/><text:tab/><text:tab/>}</text:p>
      <text:p text:style-name="P1"><text:tab/><text:tab/><text:tab/>}</text:p>
      <text:p text:style-name="P1"><text:tab/><text:tab/>}</text:p>
      <text:p text:style-name="P1"><text:tab/>}</text:p>
      <text:p text:style-name="P1">}</text:p>
      <text:p text:style-name="P1"/>
      <text:p text:style-name="P1"/>
      <text:p text:style-name="P1">isfinal[thisind]=fin|isfinal[thisind];</text:p>
      <text:p text:style-name="P1">}</text:p>
      <text:p text:style-name="P1"/>
      <text:p text:style-name="P1">printf("\nThe Epsilon free NFA is :...\n\n");</text:p>
      <text:p text:style-name="P1"/>
      <text:p text:style-name="P1">for(int i=0;i&lt;tn;i++)</text:p>
      <text:p text:style-name="P1">{</text:p>
      <text:p text:style-name="P1"><text:tab/>printf("\t%c",terms[i]);</text:p>
      <text:p text:style-name="P1">}</text:p>
      <text:p text:style-name="P1">printf("\tFinal\n");</text:p>
      <text:p text:style-name="P1"><text:soft-page-break/></text:p>
      <text:p text:style-name="P1">for(int i=0;i&lt;sn;i++)</text:p>
      <text:p text:style-name="P1">{</text:p>
      <text:p text:style-name="P1"><text:tab/>printf("%c\t",states[i]);</text:p>
      <text:p text:style-name="P1"><text:tab/>for(int j=0;j&lt;tn+1;j++)</text:p>
      <text:p text:style-name="P1"><text:tab/>{</text:p>
      <text:p text:style-name="P1"><text:tab/><text:tab/></text:p>
      <text:p text:style-name="P1"><text:tab/><text:tab/>if(j==tn)</text:p>
      <text:p text:style-name="P1"><text:tab/><text:tab/>{</text:p>
      <text:p text:style-name="P1"><text:tab/><text:tab/><text:tab/>if(isfinal[i])</text:p>
      <text:p text:style-name="P1"><text:tab/><text:tab/><text:tab/>{</text:p>
      <text:p text:style-name="P1"><text:tab/><text:tab/><text:tab/>printf("Y\n");</text:p>
      <text:p text:style-name="P1"><text:tab/><text:tab/><text:tab/>}</text:p>
      <text:p text:style-name="P1"><text:tab/><text:tab/><text:tab/>else</text:p>
      <text:p text:style-name="P1"><text:tab/><text:tab/><text:tab/>printf("N\n");</text:p>
      <text:p text:style-name="P1"><text:tab/><text:tab/>}</text:p>
      <text:p text:style-name="P1"><text:tab/><text:tab/>else</text:p>
      <text:p text:style-name="P1"><text:tab/><text:tab/>printf("%s\t",table[i][j]);</text:p>
      <text:p text:style-name="P1"><text:tab/><text:tab/></text:p>
      <text:p text:style-name="P1"><text:tab/>}</text:p>
      <text:p text:style-name="P1">}</text:p>
      <text:p text:style-name="P1"/>
      <text:p text:style-name="P1"/>
      <text:p text:style-name="P1"/>
      <text:p text:style-name="P1">printf("\n");</text:p>
      <text:p text:style-name="P1"/>
      <text:p text:style-name="P1"/>
      <text:p text:style-name="P1">}</text:p>
      <text:p text:style-name="P1"/>
      <text:p text:style-name="P4">Output</text:p>
      <text:p text:style-name="P5">---------</text:p>
      <text:p text:style-name="P1"/>
      <text:p text:style-name="P1">Enter the number of States....</text:p>
      <text:p text:style-name="P1">3</text:p>
      <text:p text:style-name="P1"/>
      <text:p text:style-name="P1">Enter the number of Terminals....</text:p>
      <text:p text:style-name="P1">2</text:p>
      <text:p text:style-name="P1"/>
      <text:p text:style-name="P1">Enter the 3 States:</text:p>
      <text:p text:style-name="P1">0 1 2</text:p>
      <text:p text:style-name="P1"/>
      <text:p text:style-name="P1">Enter the 2 Terminals:</text:p>
      <text:p text:style-name="P1">a b</text:p>
      <text:p text:style-name="P1"/>
      <text:p text:style-name="P1">Enter the Table...</text:p>
      <text:p text:style-name="P1"/>
      <text:p text:style-name="P1"><text:tab/>a<text:tab/>b<text:tab/>epsln<text:tab/>Final (y/n)</text:p>
      <text:p text:style-name="P1">0<text:tab/>1 <text:s text:c="6"/><text:tab/>-<text:tab/>-<text:tab/>n</text:p>
      <text:p text:style-name="P1">1<text:tab/>-<text:tab/>-<text:tab/>2<text:tab/>n</text:p>
      <text:p text:style-name="P1">2<text:tab/>-<text:tab/>2<text:tab/>-<text:tab/>y</text:p>
      <text:p text:style-name="P1"/>
      <text:p text:style-name="P1">The Epsilon free NFA is :...</text:p>
      <text:p text:style-name="P1"/>
      <text:p text:style-name="P1"><text:tab/>a<text:tab/>b<text:tab/>Final</text:p>
      <text:p text:style-name="P1">0<text:tab/>12<text:tab/>-<text:tab/>N</text:p>
      <text:p text:style-name="P1">1<text:tab/>-<text:tab/>2<text:tab/>Y</text:p>
      <text:p text:style-name="P1">2<text:tab/>-<text:tab/>2<text:tab/>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3:39:21.032455264</meta:creation-date>
    <dc:date>2022-11-17T13:47:53.672500559</dc:date>
    <meta:editing-duration>PT8M32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6" meta:paragraph-count="226" meta:word-count="366" meta:character-count="3346" meta:non-whitespace-character-count="2809"/>
  </office:meta>
</office:document-meta>
</file>